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01_07-40-28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2-01_02-30-42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3 / オナニー、未了、duration=30m時間ぐらい,other=~">
            <text:p>:m :PHOTO 寝た時刻 / 2023 / オナニー、未了、duration=3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3-01-31_14-19-5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1-31_21-42-0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2-01_07-51-3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1-31_16-09-39_000.jpg</text:p>
          </table:table-cell>
          <table:table-cell table:style-name="ce26" office:value-type="string">
            <text:p>:m #*# RES / free# S87DP9 記事読み / id=GRGH(browser=yan) / media=ei[electronic-intifada / theme=occupation:7-israelis-killed,content=~ / genre=~ / other=diagram+:襲撃遂行者、家族、親族</text:p>
          </table:table-cell>
          <table:table-cell table:style-name="ce27"/>
          <table:table-cell table:style-name="ce10"/>
          <table:table-cell table:style-name="ce10"/>
          <table:table-cell table:style-name="ce47" table:formula="of:=IF([.E7]=&quot;&quot;;[.C9];CONCATENATE([.C9];&quot; / &quot;;[.E7]))" office:value-type="string" office:string-value=":m :篠笛,shinobue #*# / session-memo:session-1 / p.1-&lt;1&gt;:genre=prac:add:'23-01-29~page-1:new-line,session=hour-19,key=~,tempo=~">
            <text:p>:m :篠笛,shinobue #*# / session-memo:session-1 / p.1-&lt;1&gt;:genre=prac:add:'23-01-29~page-1:new-line,session=hour-19,key=~,tempo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7" office:value-type="string">
            <text:p>2023-01-31_17-48-33_000.jpg</text:p>
          </table:table-cell>
          <table:table-cell table:style-name="ce26" office:value-type="string">
            <text:p>:m RES #*# / free# JVEMV6 82#9:1 / 82. math-research / topics=~,w=~,s=~,i=~,doc=r-1-3~1.1,other=seg+:q-id.OTTC:(iA+Ai):意味;diagram+:四元数空間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RES #*# / free# JVEMV6 82#9:1 / 82. math-research / topics=~,w=~,s=~,i=~,doc=r-1-3~1.1,other=seg+:q-id.OTTC:(iA+Ai):意味;diagram+:四元数空間">
            <text:p>:m RES #*# / free# JVEMV6 82#9:1 / 82. math-research / topics=~,w=~,s=~,i=~,doc=r-1-3~1.1,other=seg+:q-id.OTTC:(iA+Ai):意味;diagram+:四元数空間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1-31_18-58-08_000.jpg</text:p>
          </table:table-cell>
          <table:table-cell table:style-name="ce27" office:value-type="string">
            <text:p>:m :篠笛,shinobue #*# / session-memo:session-1 / p.1-&lt;1&gt;:genre=prac:add:'23-01-29~page-1:new-line,session=hour-19,key=~,tempo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:篠笛,shinobue #*# / session-memo:session-1 / p.1-&lt;1&gt;:genre=prac:add:'23-01-29~page-1:new-line,session=hour-19,key=~,tempo=~">
            <text:p>:m :篠笛,shinobue #*# / session-memo:session-1 / p.1-&lt;1&gt;:genre=prac:add:'23-01-29~page-1:new-line,session=hour-19,key=~,tempo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 office:value-type="string">
            <text:p>2023-02-01_02-01-21_000.jpg</text:p>
          </table:table-cell>
          <table:table-cell table:style-name="ce26" office:value-type="string">
            <text:p>:m RES #*# / free# JVEMV6 82#_LMFA:1 / 82. math-research / topics=~,w=~,s=~,i=~,doc=r-1-1~1.2#1,other=q+:q-id.LMFA:((iA)i=A)か？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01_11-08-08_000.jpg</text:p>
          </table:table-cell>
          <table:table-cell table:style-name="ce26" office:value-type="string">
            <text:p>:m #*# RES / JVEMV6 64#199.1_jinsai_dooji / 『童子問』 著者=伊藤仁斎,校注=~ / p.68 / w=文行忠信；四者[よつのもの,topic=~,publishe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#*# RES / JVEMV6 64#199.1_jinsai_dooji / 『童子問』 著者=伊藤仁斎,校注=~ / p.68 / w=文行忠信；四者[よつのもの,topic=~,publisher=~,other=~">
            <text:p>:m #*# RES / JVEMV6 64#199.1_jinsai_dooji / 『童子問』 著者=伊藤仁斎,校注=~ / p.68 / w=文行忠信；四者[よつのもの,topic=~,publisher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8" office:value-type="string">
            <text:p>2023-02-01_11-16-38_000.jpg</text:p>
          </table:table-cell>
          <table:table-cell table:style-name="ce26" office:value-type="string">
            <text:p>:m #*# / memo:other(m:other) / topic=習字, about=,other=,id=~,content=栗;産;業;鳥;類;種;属;落;着;葉;義;務;詩;書;芸;術;忠;信;門;問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#*# / memo:other(m:other) / topic=習字, about=,other=,id=~,content=栗;産;業;鳥;類;種;属;落;着;葉;義;務;詩;書;芸;術;忠;信;門;問;">
            <text:p>:m #*# / memo:other(m:other) / topic=習字, about=,other=,id=~,content=栗;産;業;鳥;類;種;属;落;着;葉;義;務;詩;書;芸;術;忠;信;門;問;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2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1">2023/02/01</text:date>, <text:time>12:06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01T12:06:48.25</dc:date>
    <dc:creator>iwabuchi ken</dc:creator>
    <meta:editing-duration>P53DT12H30M56S</meta:editing-duration>
    <meta:editing-cycles>17222</meta:editing-cycles>
    <meta:document-statistic meta:table-count="2" meta:cell-count="920" meta:object-count="0"/>
    <meta:user-defined meta:name="qrichtext">1</meta:user-defined>
  </office:meta>
</office:document-meta>
</file>